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20" table:end-x="0.656cm" table:end-y="0.42cm" draw:z-index="0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7">
            <text:p>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7:34.60</dc:date>
    <dc:creator>Ben Meadows</dc:creator>
    <meta:generator>OpenOffice.org/3.2$Win32 OpenOffice.org_project/320m18$Build-9502</meta:generator>
    <meta:editing-duration>PT00H03M15S</meta:editing-duration>
    <meta:editing-cycles>3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7">
                <text:p text:id="Sheet1.B2:Sheet1.B41">47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744">
                <text:p text:id="Sheet1.D2:Sheet1.D41">4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